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93e2" officeooo:paragraph-rsid="001b93e2"/>
    </style:style>
    <style:style style:name="P2" style:family="paragraph" style:parent-style-name="Text_20_body">
      <style:text-properties officeooo:rsid="002019a1" officeooo:paragraph-rsid="002019a1"/>
    </style:style>
    <style:style style:name="P3" style:family="paragraph" style:parent-style-name="Standard">
      <style:text-properties officeooo:rsid="001ac941" officeooo:paragraph-rsid="001b93e2"/>
    </style:style>
    <style:style style:name="P4" style:family="paragraph" style:parent-style-name="Standard">
      <style:text-properties officeooo:rsid="001b93e2" officeooo:paragraph-rsid="001b93e2"/>
    </style:style>
    <style:style style:name="T1" style:family="text">
      <style:text-properties officeooo:rsid="001dbc90"/>
    </style:style>
    <style:style style:name="T2" style:family="text">
      <style:text-properties officeooo:rsid="002a3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: Color Waves</text:p>
      <text:h text:style-name="Heading_20_3" text:outline-level="3">Description</text:h>
      <text:p text:style-name="P4">Player avoids walls and collects coins, while attempting to not get confused by changing envirounment. Level eventually becomes faster and faster.</text:p>
      <text:p text:style-name="P3"/>
      <text:h text:style-name="Heading_20_3" text:outline-level="3">Mechanics</text:h>
      <text:p text:style-name="P4">Blue wall: player should avoid them</text:p>
      <text:p text:style-name="P4">Yellow pickup: coins, worth 1</text:p>
      <text:p text:style-name="P4">Orange pickup with arrow: Changes direction of level, worth 5</text:p>
      <text:p text:style-name="P4"/>
      <text:h text:style-name="Heading_20_3" text:outline-level="3">Idea</text:h>
      <text:p text:style-name="P1">I was thinking about making a game where player avoids obstacles while getting distracted by colors and envirounment.</text:p>
      <text:p text:style-name="P4">First I thought about using the line in the middle to also confuse player, but in the end I settled down for blended backgrounds, and changing direction.</text:p>
      <text:p text:style-name="P4"/>
      <text:p text:style-name="P4">Then I polished it a bit with some animations and effects. <text:span text:style-name="T1">Most of the art was done in Unity, accept blending backgrounds.</text:span></text:p>
      <text:p text:style-name="P3"/>
      <text:h text:style-name="Heading_20_3" text:outline-level="3">Challenges</text:h>
      <text:p text:style-name="P2">Setting up different camera rotations was slightly tedious, because there was a lot of practically same prefabs, I think I could do that faster if I coded it.</text:p>
      <text:p text:style-name="P2">I had a problem with horizontaly rotated camera because player would fall off screen, so I had to remove that <text:span text:style-name="T2">and settle just for vertical and diagonal directi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0:01:04.953000000</meta:creation-date>
    <dc:date>2018-05-23T22:05:56.779000000</dc:date>
    <meta:editing-duration>PT20M23S</meta:editing-duration>
    <meta:editing-cycles>6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4" meta:word-count="172" meta:character-count="1036" meta:non-whitespace-character-count="878"/>
  </office:meta>
</office:document-meta>
</file>